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5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4-01-18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3-01-10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1-12-3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0-12-28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20-01-08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9-01-1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8-01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7-01-04 19:2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6-01-05 20:5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5-01-05 19:4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4-01-23 18:0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3-01-08 15:4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11-01-04 20:07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9-12-29 16:0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9-01-07 16:27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8-01-11 16:09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7-01-09 21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6-01-06 00:1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5-01-16 16:3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4-01-08 18:5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3-01-13 18:5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2-01-15 23:29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1-01-09 21:28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2000-01-06 21:36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9-01-14 15:5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8-01-15 22:4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3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2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2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1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0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8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8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4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3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47097375101</text:p>
          </table:table-cell>
          <table:table-cell office:value-type="string" calcext:value-type="string">
            <text:p>197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